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1" style:family="table">
      <style:table-properties style:width="9.843cm" fo:margin-left="6.477cm" fo:margin-top="0cm" fo:margin-bottom="0cm" table:align="left" style:writing-mode="lr-tb"/>
    </style:style>
    <style:style style:name="Таблица1.A" style:family="table-column">
      <style:table-column-properties style:column-width="8.253cm"/>
    </style:style>
    <style:style style:name="Таблица1.B" style:family="table-column">
      <style:table-column-properties style:column-width="1.5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1"/>
    </style:style>
    <style:style style:name="Таблица1.A8" style:family="table-cell">
      <style:table-cell-properties style:vertical-align="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0e22f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0e22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0e22f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0e22f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Times New Roman1" fo:font-size="12pt" style:text-underline-style="none" officeooo:rsid="001322e8" officeooo:paragraph-rsid="001322e8" style:font-size-asian="10.5pt" style:font-size-complex="12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Times New Roman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Courier New" fo:language="en" fo:country="US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Courier New" fo:language="en" fo:country="US" officeooo:rsid="0011c464" officeooo:paragraph-rsid="0011c464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Courier New" fo:font-size="10pt" style:font-size-asian="10pt"/>
    </style:style>
    <style:style style:name="P10" style:family="paragraph" style:parent-style-name="Standard">
      <style:paragraph-properties fo:margin-left="11.502cm" fo:margin-right="0cm" fo:text-indent="0cm" style:auto-text-indent="false"/>
      <style:text-properties style:font-name="Times New Roman" fo:font-size="14pt" officeooo:paragraph-rsid="0010e22f" style:font-size-asian="14pt" style:font-size-complex="14pt"/>
    </style:style>
    <style:style style:name="P11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0e7bce" officeooo:paragraph-rsid="0010e22f" style:font-size-asian="14pt" style:font-size-complex="14pt"/>
    </style:style>
    <style:style style:name="P12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19122e" officeooo:paragraph-rsid="0010e22f" style:font-size-asian="14pt" style:font-size-complex="14pt"/>
    </style:style>
    <style:style style:name="P13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paragraph-rsid="0010e22f" style:font-size-asian="14pt" style:font-size-complex="14pt"/>
    </style:style>
    <style:style style:name="P14" style:family="paragraph" style:parent-style-name="Standard">
      <style:paragraph-properties fo:margin-left="7.752cm" fo:margin-right="0.499cm" fo:text-indent="3.5cm" style:auto-text-indent="false"/>
      <style:text-properties officeooo:paragraph-rsid="0010e22f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.953cm" style:auto-text-indent="false" style:vertical-align="auto"/>
      <style:text-properties style:font-name="Times New Roman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.953cm" style:auto-text-indent="false" style:vertical-align="auto"/>
      <style:text-properties style:font-name="Times New Roman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.953cm" style:auto-text-indent="false" style:vertical-align="auto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.953cm" style:auto-text-indent="false" style:vertical-align="auto"/>
      <style:text-properties style:font-name="Times New Roman Cyr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.953cm" style:auto-text-indent="false" style:vertical-align="auto"/>
      <style:text-properties style:font-name="Times New Roman Cyr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.953cm" style:auto-text-indent="false" style:vertical-align="auto"/>
      <style:text-properties style:font-name="Times New Roman Cyr" style:text-underline-style="solid" style:text-underline-width="auto" style:text-underline-color="font-color"/>
    </style:style>
    <style:style style:name="P21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0e22f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fo:color="#000000" style:font-name="Monospace" fo:font-size="10pt" fo:language="en" fo:country="US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style:font-size-asian="9pt" style:font-size-complex="9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style:font-name="Monospace" fo:font-size="10pt" style:font-size-asian="10pt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font-size="14pt" officeooo:paragraph-rsid="0010e22f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font-size="14pt" officeooo:rsid="0013d4dd" officeooo:paragraph-rsid="0013d4dd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Times New Roman1" fo:font-size="9pt" style:text-underline-style="none" officeooo:rsid="001322e8" officeooo:paragraph-rsid="001322e8" style:font-size-asian="9pt" style:font-size-complex="9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32" style:family="paragraph" style:parent-style-name="Standard">
      <style:text-properties style:font-name="Times New Roman" fo:font-size="14pt" officeooo:paragraph-rsid="0010e22f" style:font-size-asian="14pt" style:font-size-complex="14pt"/>
    </style:style>
    <style:style style:name="P33" style:family="paragraph" style:parent-style-name="Contents_20_Heading" style:master-page-name="Standard">
      <style:paragraph-properties style:page-number="1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4" style:family="paragraph" style:parent-style-name="Text_20_body" style:list-style-name="WWNum1">
      <style:paragraph-properties fo:margin-left="0.635cm" fo:margin-right="0cm" fo:text-align="justify" style:justify-single-word="false" fo:orphans="2" fo:widows="2" fo:text-indent="-0.635cm" style:auto-text-indent="false" style:vertical-align="auto">
        <style:tab-stops>
          <style:tab-stop style:position="0.635cm"/>
        </style:tab-stops>
      </style:paragraph-properties>
    </style:style>
    <style:style style:name="P35" style:family="paragraph" style:parent-style-name="Text_20_body" style:list-style-name="WWNum1">
      <style:paragraph-properties fo:margin-left="0.635cm" fo:margin-right="0cm" fo:text-align="justify" style:justify-single-word="false" fo:orphans="2" fo:widows="2" fo:text-indent="-0.635cm" style:auto-text-indent="false" style:vertical-align="auto">
        <style:tab-stops>
          <style:tab-stop style:position="0.635cm"/>
        </style:tab-stops>
      </style:paragraph-properties>
      <style:text-properties officeooo:paragraph-rsid="0011c464"/>
    </style:style>
    <style:style style:name="P36" style:family="paragraph" style:parent-style-name="Text_20_body" style:list-style-name="WWNum2">
      <style:paragraph-properties fo:margin-left="0.635cm" fo:margin-right="0cm" fo:text-align="justify" style:justify-single-word="false" fo:orphans="2" fo:widows="2" fo:text-indent="-0.635cm" style:auto-text-indent="false" style:vertical-align="auto">
        <style:tab-stops>
          <style:tab-stop style:position="0.635cm"/>
        </style:tab-stops>
      </style:paragraph-properties>
    </style:style>
    <style:style style:name="P37" style:family="paragraph" style:parent-style-name="Text_20_body" style:list-style-name="WWNum2">
      <style:paragraph-properties fo:margin-left="0.635cm" fo:margin-right="0cm" fo:text-align="justify" style:justify-single-word="false" fo:orphans="2" fo:widows="2" fo:text-indent="-0.635cm" style:auto-text-indent="false" style:vertical-align="auto">
        <style:tab-stops>
          <style:tab-stop style:position="0.635cm"/>
        </style:tab-stops>
      </style:paragraph-properties>
      <style:text-properties officeooo:paragraph-rsid="0011c464"/>
    </style:style>
    <style:style style:name="P38" style:family="paragraph" style:parent-style-name="Text_20_body">
      <style:paragraph-properties fo:margin-left="0cm" fo:margin-right="0cm" fo:text-align="justify" style:justify-single-word="false" fo:orphans="2" fo:widows="2" fo:text-indent="0.953cm" style:auto-text-indent="false" style:vertical-align="auto"/>
      <style:text-properties style:font-name="Times New Roman" fo:language="en" fo:country="US" fo:font-weight="bold" style:font-weight-asian="bold"/>
    </style:style>
    <style:style style:name="P3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Times New Roman1" fo:font-size="9pt" style:text-underline-style="solid" style:text-underline-width="auto" style:text-underline-color="font-color" officeooo:rsid="001322e8" officeooo:paragraph-rsid="001322e8" style:font-size-asian="9pt" style:font-size-complex="9pt"/>
    </style:style>
    <style:style style:name="P40" style:family="paragraph" style:parent-style-name="Heading_20_1" style:master-page-name="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Contents_20_1">
      <style:paragraph-properties>
        <style:tab-stops>
          <style:tab-stop style:position="17.279cm" style:type="right" style:leader-style="dotted" style:leader-text="."/>
        </style:tab-stops>
      </style:paragraph-properties>
    </style:style>
    <style:style style:name="P42" style:family="paragraph" style:parent-style-name="Header">
      <style:paragraph-properties fo:text-align="end" style:justify-single-word="false"/>
    </style:style>
    <style:style style:name="T1" style:family="text">
      <style:text-properties style:font-name="Times New Roman Cyr"/>
    </style:style>
    <style:style style:name="T2" style:family="text">
      <style:text-properties style:font-name="Times New Roman Cyr" officeooo:rsid="0011c464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style:font-weight-complex="bold"/>
    </style:style>
    <style:style style:name="T6" style:family="text">
      <style:text-properties style:font-name="Times New Roman" fo:font-size="14pt" officeooo:rsid="0019122e" style:font-size-asian="14pt" style:font-size-complex="14pt"/>
    </style:style>
    <style:style style:name="T7" style:family="text">
      <style:text-properties style:font-name="Times New Roman" fo:font-size="14pt" officeooo:rsid="000e7bce" style:font-size-asian="14pt" style:font-size-complex="14pt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n" fo:country="US"/>
    </style:style>
    <style:style style:name="T10" style:family="text">
      <style:text-properties style:font-name="Courier New" fo:font-size="10pt" fo:language="en" fo:country="US" style:font-size-asian="10pt"/>
    </style:style>
    <style:style style:name="T11" style:family="text">
      <style:text-properties style:font-name="Courier New" fo:font-size="10pt" fo:language="en" fo:country="US" officeooo:rsid="0011c464" style:font-size-asian="10pt"/>
    </style:style>
    <style:style style:name="T12" style:family="text">
      <style:text-properties style:font-name="Courier New" fo:font-size="10pt" style:font-size-asian="10pt"/>
    </style:style>
    <style:style style:name="T13" style:family="text">
      <style:text-properties style:font-name="Courier New" fo:font-size="10pt" officeooo:rsid="0011c464" style:font-size-asian="10pt"/>
    </style:style>
    <style:style style:name="T14" style:family="text">
      <style:text-properties officeooo:rsid="0010e22f"/>
    </style:style>
    <style:style style:name="T15" style:family="text">
      <style:text-properties officeooo:rsid="0011c464"/>
    </style:style>
    <style:style style:name="T16" style:family="text">
      <style:text-properties officeooo:rsid="001322e8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7f0055" style:font-name="Monospace" fo:font-weight="bold" style:font-weight-asian="bold"/>
    </style:style>
    <style:style style:name="T19" style:family="text">
      <style:text-properties fo:color="#000000" style:font-name="Monospace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6a3e3e" style:font-name="Monospace"/>
    </style:style>
    <style:style style:name="T22" style:family="text">
      <style:text-properties fo:color="#6a3e3e" style:font-name="Monospace" fo:font-size="10pt" style:font-size-asian="10pt"/>
    </style:style>
    <style:style style:name="T23" style:family="text">
      <style:text-properties fo:color="#6a3e3e" style:font-name="Monospace" fo:font-size="10pt" fo:background-color="#f0d8a8" loext:char-shading-value="0" style:font-size-asian="10pt"/>
    </style:style>
    <style:style style:name="T24" style:family="text">
      <style:text-properties fo:color="#6a3e3e" style:font-name="Monospace" fo:font-size="10pt" fo:background-color="#d4d4d4" loext:char-shading-value="0" style:font-size-asian="10pt"/>
    </style:style>
    <style:style style:name="T25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6a3e3e" style:font-name="Monospace" style:text-underline-style="solid" style:text-underline-width="auto" style:text-underline-color="font-color"/>
    </style:style>
    <style:style style:name="T27" style:family="text">
      <style:text-properties fo:color="#6a3e3e" style:font-name="Monospace" fo:background-color="#f0d8a8" loext:char-shading-value="0"/>
    </style:style>
    <style:style style:name="T28" style:family="text">
      <style:text-properties fo:color="#6a3e3e" style:font-name="Monospace" fo:background-color="#d4d4d4" loext:char-shading-value="0"/>
    </style:style>
    <style:style style:name="T29" style:family="text">
      <style:text-properties fo:color="#3f7f5f" style:font-name="Monospace"/>
    </style:style>
    <style:style style:name="T30" style:family="text">
      <style:text-properties fo:color="#3f7f5f" style:font-name="Monospace" fo:font-size="10pt" style:font-size-asian="10pt"/>
    </style:style>
    <style:style style:name="T3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2" style:family="text">
      <style:text-properties fo:color="#3f7f5f" style:font-name="Monospace" style:text-underline-style="solid" style:text-underline-width="auto" style:text-underline-color="font-color"/>
    </style:style>
    <style:style style:name="T33" style:family="text">
      <style:text-properties fo:color="#7f9fbf" style:font-name="Monospace" fo:font-size="10pt" fo:font-weight="bold" style:font-size-asian="10pt" style:font-weight-asian="bold"/>
    </style:style>
    <style:style style:name="T34" style:family="text">
      <style:text-properties fo:color="#7f9fbf" style:font-name="Monospace" fo:font-weight="bold" style:font-weight-asian="bold"/>
    </style:style>
    <style:style style:name="T35" style:family="text">
      <style:text-properties fo:color="#0000c0" style:font-name="Monospace"/>
    </style:style>
    <style:style style:name="T3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7" style:family="text">
      <style:text-properties fo:color="#0000c0" style:font-name="Monospace" fo:font-size="10pt" style:font-size-asian="10pt"/>
    </style:style>
    <style:style style:name="T38" style:family="text">
      <style:text-properties fo:color="#0000c0" style:font-name="Monospace" fo:font-style="italic" fo:font-weight="bold" style:font-style-asian="italic" style:font-weight-asian="bold"/>
    </style:style>
    <style:style style:name="T39" style:family="text">
      <style:text-properties fo:color="#2a00ff" style:font-name="Monospace"/>
    </style:style>
    <style:style style:name="T40" style:family="text">
      <style:text-properties fo:color="#2a00ff" style:font-name="Monospace" fo:font-size="10pt" style:font-size-asian="10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style:font-name="Times New Roman1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1">Федеральное государственное автономное учреждение высшего образования</text:p>
      <text:p text:style-name="P1">«Севастопольский государственный университет»</text:p>
      <text:p text:style-name="P2"/>
      <text:p text:style-name="P2"/>
      <text:p text:style-name="P2"/>
      <text:p text:style-name="P2"/>
      <text:p text:style-name="P2"/>
      <text:p text:style-name="P2"/>
      <text:p text:style-name="P10">Кафедра информационных технологий и компьютер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ОТЧЁТ</text:p>
      <text:p text:style-name="P1">о выполнении лабораторной работы № <text:span text:style-name="T14">4</text:span></text:p>
      <text:p text:style-name="P1">на тему: «<text:span text:style-name="T14">Трансляция выражений в ПОЛИЗ</text:span>»</text:p>
      <text:p text:style-name="P4"><text:span text:style-name="T4">по дисциплине «Системное программное обеспечение</text:span><text:span text:style-name="T5">»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3">Выполнил:</text:p>
      <text:p text:style-name="P14"><text:span text:style-name="T4">студент гр. ИВТ</text:span><text:span text:style-name="T6">б</text:span><text:span text:style-name="T4">-3</text:span><text:span text:style-name="T7">2</text:span><text:span text:style-name="T6">о</text:span></text:p>
      <text:p text:style-name="P11">Демиденко А.А.</text:p>
      <text:p text:style-name="P12">Проверил:</text:p>
      <text:p text:style-name="P12">Фисун С.Н.</text:p>
      <text:p text:style-name="P2"/>
      <text:p text:style-name="P2"/>
      <text:p text:style-name="P2"/>
      <text:p text:style-name="P2"><text:bookmark text:name="_GoBack"/></text:p>
      <text:p text:style-name="P2"/>
      <text:p text:style-name="P1">Севастополь</text:p>
      <text:p text:style-name="P27"><text:span text:style-name="T3">201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Содержание</text:p>
          </text:index-title>
          <text:p text:style-name="P41"><text:a xlink:type="simple" xlink:href="#__RefHeading___Toc2167_383504394" text:style-name="Index_20_Link" text:visited-style-name="Index_20_Link"><text:span text:style-name="T42">Цель работы<text:tab/>1</text:span></text:a></text:p>
          <text:p text:style-name="P41"><text:a xlink:type="simple" xlink:href="#__RefHeading___Toc2169_383504394" text:style-name="Index_20_Link" text:visited-style-name="Index_20_Link"><text:span text:style-name="T42">Постановка задачи<text:tab/>1</text:span></text:a></text:p>
          <text:p text:style-name="P41"><text:a xlink:type="simple" xlink:href="#__RefHeading___Toc2171_383504394" text:style-name="Index_20_Link" text:visited-style-name="Index_20_Link"><text:span text:style-name="T42">Описание программы<text:tab/>1</text:span></text:a></text:p>
          <text:p text:style-name="P41"><text:a xlink:type="simple" xlink:href="#__RefHeading___Toc2173_383504394" text:style-name="Index_20_Link" text:visited-style-name="Index_20_Link"><text:span text:style-name="T42">Функции и структуры данных<text:tab/>1</text:span></text:a></text:p>
          <text:p text:style-name="P41"><text:a xlink:type="simple" xlink:href="#__RefHeading___Toc2175_383504394" text:style-name="Index_20_Link" text:visited-style-name="Index_20_Link"><text:span text:style-name="T42">Текст программы<text:tab/>2</text:span></text:a></text:p>
          <text:p text:style-name="P41"><text:a xlink:type="simple" xlink:href="#__RefHeading___Toc2177_383504394" text:style-name="Index_20_Link" text:visited-style-name="Index_20_Link"><text:span text:style-name="T42">Тестовые примеры<text:tab/>5</text:span></text:a></text:p>
          <text:p text:style-name="P41"><text:a xlink:type="simple" xlink:href="#__RefHeading___Toc2179_383504394" text:style-name="Index_20_Link" text:visited-style-name="Index_20_Link"><text:span text:style-name="T42">Вывод<text:tab/>5</text:span></text:a></text:p>
        </text:index-body>
      </text:table-of-content>
      <text:p text:style-name="P28"><text:span text:style-name="T3"/></text:p>
      <text:h text:style-name="P40" text:outline-level="1"><text:bookmark-start text:name="__RefHeading___Toc2167_383504394"/>Цель работы<text:bookmark-end text:name="__RefHeading___Toc2167_383504394"/></text:h>
      <text:p text:style-name="P18">Изучение методов трансляции выражений в польскую инверсную запись (ПОЛИЗ).</text:p>
      <text:p text:style-name="P15"/>
      <text:h text:style-name="P21" text:outline-level="1"><text:bookmark-start text:name="__RefHeading___Toc2169_383504394"/>Постановка задачи<text:bookmark-end text:name="__RefHeading___Toc2169_383504394"/></text:h>
      <text:p text:style-name="P19">В лабораторной работе необходимо разработать программу на С, осуществляющую трансляцию выражения в ПОЛИЗ. Тип транслируемого выражения – простое арифметическое.</text:p>
      <text:p text:style-name="P16"/>
      <text:h text:style-name="P21" text:outline-level="1"><text:bookmark-start text:name="__RefHeading___Toc2171_383504394"/>Описание программы<text:bookmark-end text:name="__RefHeading___Toc2171_383504394"/></text:h>
      <text:p text:style-name="P17"><text:span text:style-name="T1">Предположим что программа будет воспринимать символы из множетв </text:span><text:span text:style-name="T9">a</text:span><text:span text:style-name="T8">..</text:span><text:span text:style-name="T9">z</text:span><text:span text:style-name="T8">, </text:span><text:span text:style-name="T9">A</text:span><text:span text:style-name="T8">..</text:span><text:span text:style-name="T9">Z</text:span><text:span text:style-name="T8">, 0..9</text:span><text:span text:style-name="T1"> как операнды, а символы из множества </text:span><text:span text:style-name="T8">-,+,*,/,%</text:span><text:span text:style-name="T1"> как знаки операций. Также входная строка может содержать круглые скобки </text:span><text:span text:style-name="T8">(,)</text:span><text:span text:style-name="T1">. При нахождении же в ней символа не входящего ни в одно указанное множество программа будет сообщать об ошибке. Назначим приоритеты для знаков операций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.<text:span text:style-name="T15">+ (унарный плюс)</text:span></text:p>
          </table:table-cell>
          <table:table-cell table:style-name="Таблица1.A1" office:value-type="string">
            <text:p text:style-name="P8">1</text:p>
          </table:table-cell>
        </table:table-row>
        <table:table-row table:style-name="Таблица1.1">
          <table:table-cell table:style-name="Таблица1.A1" office:value-type="string">
            <text:p text:style-name="P8">.- (унарный минус)</text:p>
          </table:table-cell>
          <table:table-cell table:style-name="Таблица1.A1" office:value-type="string">
            <text:p text:style-name="P7">1</text:p>
          </table:table-cell>
        </table:table-row>
        <table:table-row table:style-name="Таблица1.1">
          <table:table-cell table:style-name="Таблица1.A1" office:value-type="string">
            <text:p text:style-name="P7">!</text:p>
          </table:table-cell>
          <table:table-cell table:style-name="Таблица1.A1" office:value-type="string">
            <text:p text:style-name="P8">1</text:p>
          </table:table-cell>
        </table:table-row>
        <table:table-row table:style-name="Таблица1.1">
          <table:table-cell table:style-name="Таблица1.A1" office:value-type="string">
            <text:p text:style-name="P8">~</text:p>
          </table:table-cell>
          <table:table-cell table:style-name="Таблица1.A1" office:value-type="string">
            <text:p text:style-name="P8">1</text:p>
          </table:table-cell>
        </table:table-row>
        <table:table-row table:style-name="Таблица1.1">
          <table:table-cell table:style-name="Таблица1.A1" office:value-type="string">
            <text:p text:style-name="P7">*</text:p>
          </table:table-cell>
          <table:table-cell table:style-name="Таблица1.A1" office:value-type="string">
            <text:p text:style-name="P8">2</text:p>
          </table:table-cell>
        </table:table-row>
        <table:table-row table:style-name="Таблица1.1">
          <table:table-cell table:style-name="Таблица1.A1" office:value-type="string">
            <text:p text:style-name="P7">/</text:p>
          </table:table-cell>
          <table:table-cell table:style-name="Таблица1.A1" office:value-type="string">
            <text:p text:style-name="P8">2</text:p>
          </table:table-cell>
        </table:table-row>
        <table:table-row table:style-name="Таблица1.1">
          <table:table-cell table:style-name="Таблица1.A1" office:value-type="string">
            <text:p text:style-name="P7">%</text:p>
          </table:table-cell>
          <table:table-cell table:style-name="Таблица1.A1" office:value-type="string">
            <text:p text:style-name="P8">2</text:p>
          </table:table-cell>
        </table:table-row>
        <table:table-row table:style-name="Таблица1.1">
          <table:table-cell table:style-name="Таблица1.A8" office:value-type="string">
            <text:p text:style-name="P8">+</text:p>
          </table:table-cell>
          <table:table-cell table:style-name="Таблица1.A8" office:value-type="string">
            <text:p text:style-name="P8">3</text:p>
          </table:table-cell>
        </table:table-row>
        <table:table-row table:style-name="Таблица1.1">
          <table:table-cell table:style-name="Таблица1.A8" office:value-type="string">
            <text:p text:style-name="P7">-</text:p>
          </table:table-cell>
          <table:table-cell table:style-name="Таблица1.A8" office:value-type="string">
            <text:p text:style-name="P8">3</text:p>
          </table:table-cell>
        </table:table-row>
        <table:table-row table:style-name="Таблица1.1">
          <table:table-cell table:style-name="Таблица1.A8" office:value-type="string">
            <text:p text:style-name="P8">&lt;&lt;</text:p>
          </table:table-cell>
          <table:table-cell table:style-name="Таблица1.A8" office:value-type="string">
            <text:p text:style-name="P8">3</text:p>
          </table:table-cell>
        </table:table-row>
        <table:table-row table:style-name="Таблица1.1">
          <table:table-cell table:style-name="Таблица1.A8" office:value-type="string">
            <text:p text:style-name="P8">&gt;&gt;</text:p>
          </table:table-cell>
          <table:table-cell table:style-name="Таблица1.A8" office:value-type="string">
            <text:p text:style-name="P8">3</text:p>
          </table:table-cell>
        </table:table-row>
        <table:table-row table:style-name="Таблица1.1">
          <table:table-cell table:style-name="Таблица1.A8" office:value-type="string">
            <text:p text:style-name="P8">&lt;</text:p>
          </table:table-cell>
          <table:table-cell table:style-name="Таблица1.A8" office:value-type="string">
            <text:p text:style-name="P8">4</text:p>
          </table:table-cell>
        </table:table-row>
        <table:table-row table:style-name="Таблица1.1">
          <table:table-cell table:style-name="Таблица1.A8" office:value-type="string">
            <text:p text:style-name="P8">&lt;=</text:p>
          </table:table-cell>
          <table:table-cell table:style-name="Таблица1.A8" office:value-type="string">
            <text:p text:style-name="P8">4</text:p>
          </table:table-cell>
        </table:table-row>
        <table:table-row table:style-name="Таблица1.1">
          <table:table-cell table:style-name="Таблица1.A8" office:value-type="string">
            <text:p text:style-name="P8">&gt;</text:p>
          </table:table-cell>
          <table:table-cell table:style-name="Таблица1.A8" office:value-type="string">
            <text:p text:style-name="P8">4</text:p>
          </table:table-cell>
        </table:table-row>
        <table:table-row table:style-name="Таблица1.1">
          <table:table-cell table:style-name="Таблица1.A8" office:value-type="string">
            <text:p text:style-name="P8">&gt;=</text:p>
          </table:table-cell>
          <table:table-cell table:style-name="Таблица1.A8" office:value-type="string">
            <text:p text:style-name="P8">4</text:p>
          </table:table-cell>
        </table:table-row>
        <table:table-row table:style-name="Таблица1.1">
          <table:table-cell table:style-name="Таблица1.A8" office:value-type="string">
            <text:p text:style-name="P8">==</text:p>
          </table:table-cell>
          <table:table-cell table:style-name="Таблица1.A8" office:value-type="string">
            <text:p text:style-name="P8">5</text:p>
          </table:table-cell>
        </table:table-row>
        <table:table-row table:style-name="Таблица1.1">
          <table:table-cell table:style-name="Таблица1.A8" office:value-type="string">
            <text:p text:style-name="P7">!<text:span text:style-name="T15">=</text:span></text:p>
          </table:table-cell>
          <table:table-cell table:style-name="Таблица1.A8" office:value-type="string">
            <text:p text:style-name="P8">5</text:p>
          </table:table-cell>
        </table:table-row>
        <table:table-row table:style-name="Таблица1.1">
          <table:table-cell table:style-name="Таблица1.A8" office:value-type="string">
            <text:p text:style-name="P8">&amp;</text:p>
          </table:table-cell>
          <table:table-cell table:style-name="Таблица1.A8" office:value-type="string">
            <text:p text:style-name="P8">6</text:p>
          </table:table-cell>
        </table:table-row>
        <table:table-row table:style-name="Таблица1.1">
          <table:table-cell table:style-name="Таблица1.A8" office:value-type="string">
            <text:p text:style-name="P8">^</text:p>
          </table:table-cell>
          <table:table-cell table:style-name="Таблица1.A8" office:value-type="string">
            <text:p text:style-name="P8">6</text:p>
          </table:table-cell>
        </table:table-row>
        <table:table-row table:style-name="Таблица1.1">
          <table:table-cell table:style-name="Таблица1.A8" office:value-type="string">
            <text:p text:style-name="P8">|</text:p>
          </table:table-cell>
          <table:table-cell table:style-name="Таблица1.A8" office:value-type="string">
            <text:p text:style-name="P8">6</text:p>
          </table:table-cell>
        </table:table-row>
        <table:table-row table:style-name="Таблица1.1">
          <table:table-cell table:style-name="Таблица1.A8" office:value-type="string">
            <text:p text:style-name="P8">&amp;&amp;</text:p>
          </table:table-cell>
          <table:table-cell table:style-name="Таблица1.A8" office:value-type="string">
            <text:p text:style-name="P8">7</text:p>
          </table:table-cell>
        </table:table-row>
        <table:table-row table:style-name="Таблица1.1">
          <table:table-cell table:style-name="Таблица1.A8" office:value-type="string">
            <text:p text:style-name="P8">||</text:p>
          </table:table-cell>
          <table:table-cell table:style-name="Таблица1.A8" office:value-type="string">
            <text:p text:style-name="P8">7</text:p>
          </table:table-cell>
        </table:table-row>
      </table:table>
      <text:p text:style-name="P16"/>
      <text:h text:style-name="P21" text:outline-level="1"><text:bookmark-start text:name="__RefHeading___Toc2173_383504394"/>Функции и структуры данных<text:bookmark-end text:name="__RefHeading___Toc2173_383504394"/></text:h>
      <text:p text:style-name="P20">В программе используются следующие функции:</text:p>
      <text:list xml:id="list2371482059229028557" text:style-name="WWNum1">
        <text:list-item>
          <text:p text:style-name="P34"><text:span text:style-name="T13">String run(String s)</text:span><text:span text:style-name="T1"> <text:s/></text:span><text:span text:style-name="T2">непосредственно преобразователь в ПОЛИЗ, </text:span><text:span text:style-name="T1">возвращает <text:s/></text:span><text:span text:style-name="T2">выходную строку</text:span></text:p>
        </text:list-item>
        <text:list-item>
          <text:p text:style-name="P34"><text:span text:style-name="T13">boolean isPriorityLow</text:span><text:span text:style-name="T12">(</text:span><text:span text:style-name="T13">int cur_pos, int next_pos</text:span><text:span text:style-name="T12">)</text:span><text:span text:style-name="T1"> </text:span><text:span text:style-name="T2">true, если приоритет текущей операции ниже приоритета операции в стеке</text:span></text:p>
        </text:list-item>
        <text:list-item>
          <text:p text:style-name="P35"><text:span text:style-name="T13">int getPriorityPos</text:span><text:span text:style-name="T12">(</text:span><text:span text:style-name="T13">String s</text:span><text:span text:style-name="T12">) </text:span><text:span text:style-name="T1"><text:s text:c="2"/></text:span><text:span text:style-name="T2">возвращает позицию операции в массиве операций</text:span></text:p>
        </text:list-item>
        <text:list-item>
          <text:p text:style-name="P35"><text:span text:style-name="T13">boolean isOperation(String s) </text:span><text:span text:style-name="T2"><text:s text:c="2"/>возвращает true, если символ является операцией</text:span></text:p>
        </text:list-item>
      </text:list>
      <text:p text:style-name="P20">Глобальные переменные:</text:p>
      <text:list xml:id="list9056431361547500139" text:style-name="WWNum2">
        <text:list-item>
          <text:p text:style-name="P36"><text:span text:style-name="T10">znk</text:span><text:span text:style-name="T1"> - кол-во знаков операций в массиве приоритета.</text:span></text:p>
        </text:list-item>
        <text:list-item>
          <text:p text:style-name="P36"><text:span text:style-name="T11">String[]</text:span><text:span text:style-name="T12"> </text:span><text:span text:style-name="T13">ch</text:span><text:span text:style-name="T1"> — массив, </text:span><text:span text:style-name="T2">хранящий операнды и операции (входная строка)</text:span><text:span text:style-name="T1"> </text:span></text:p>
        </text:list-item>
        <text:list-item>
          <text:p text:style-name="P37"><text:span text:style-name="T13">Stack&lt;String&gt; stack</text:span><text:span text:style-name="T1"> — рабочий стек</text:span></text:p>
        </text:list-item>
        <text:list-item>
          <text:p text:style-name="P37"><text:soft-page-break/><text:span text:style-name="T13">String out</text:span><text:span text:style-name="T1"> — </text:span><text:span text:style-name="T2">выходная строка</text:span></text:p>
        </text:list-item>
        <text:list-item>
          <text:p text:style-name="P36"><text:span text:style-name="T11">OperationTable[] op_table</text:span><text:span text:style-name="T1"> — </text:span><text:span text:style-name="T2">таблица операций</text:span><text:span text:style-name="T1"> </text:span></text:p>
        </text:list-item>
      </text:list>
      <text:p text:style-name="P16"/>
      <text:p text:style-name="P16"/>
      <text:h text:style-name="P21" text:outline-level="1"><text:bookmark-start text:name="__RefHeading___Toc2175_383504394"/>Текст программы<text:bookmark-end text:name="__RefHeading___Toc2175_383504394"/></text:h>
      <text:p text:style-name="P39">Main.java</text:p>
      <text:p text:style-name="P29"><text:span text:style-name="T18">package</text:span><text:span text:style-name="T19"> com.spo.lab4;</text:span></text:p>
      <text:p text:style-name="P30"/>
      <text:p text:style-name="P31"><text:span text:style-name="T18">import</text:span><text:span text:style-name="T19"> java.util.Scanner;</text:span></text:p>
      <text:p text:style-name="P30"/>
      <text:p text:style-name="P31"><text:span text:style-name="T18">public</text:span><text:span text:style-name="T19"> </text:span><text:span text:style-name="T18">class</text:span><text:span text:style-name="T19"> Main {</text:span></text:p>
      <text:p text:style-name="P30"/>
      <text:p text:style-name="P31"><text:span text:style-name="T19"><text:tab/></text:span><text:span text:style-name="T18">public</text:span><text:span text:style-name="T19"> </text:span><text:span text:style-name="T18">static</text:span><text:span text:style-name="T19"> </text:span><text:span text:style-name="T18">void</text:span><text:span text:style-name="T19"> main(String[] </text:span><text:span text:style-name="T21">args</text:span><text:span text:style-name="T19">) {</text:span></text:p>
      <text:p text:style-name="P31"><text:span text:style-name="T19"><text:tab/><text:tab/></text:span><text:span text:style-name="T29">// </text:span><text:span text:style-name="T34">TODO</text:span><text:span text:style-name="T29"> Auto-generated method stub</text:span></text:p>
      <text:p text:style-name="P31"><text:span text:style-name="T19"><text:tab/><text:tab/>Scanner </text:span><text:span text:style-name="T26">in</text:span><text:span text:style-name="T19"> = </text:span><text:span text:style-name="T18">new</text:span><text:span text:style-name="T19"> Scanner(System.</text:span><text:span text:style-name="T38">in</text:span><text:span text:style-name="T19">);</text:span></text:p>
      <text:p text:style-name="P31"><text:span text:style-name="T19"><text:tab/><text:tab/>String </text:span><text:span text:style-name="T27">s</text:span><text:span text:style-name="T19"> = </text:span><text:span text:style-name="T39">""</text:span><text:span text:style-name="T19">;</text:span></text:p>
      <text:p text:style-name="P31"><text:span text:style-name="T19"><text:tab/><text:tab/>System.</text:span><text:span text:style-name="T38">out</text:span></text:p>
      <text:p text:style-name="P31"><text:span text:style-name="T19"><text:tab/><text:tab/><text:tab/><text:tab/>.println(</text:span><text:span text:style-name="T39">"Программа готова к работе.\nДля завершения введите: \"exit\""</text:span><text:span text:style-name="T19">);</text:span></text:p>
      <text:p text:style-name="P31"><text:span text:style-name="T19"><text:tab/><text:tab/>exit: </text:span><text:span text:style-name="T18">while</text:span><text:span text:style-name="T19"> (</text:span><text:span text:style-name="T18">true</text:span><text:span text:style-name="T19">) {</text:span></text:p>
      <text:p text:style-name="P31"><text:span text:style-name="T19"><text:tab/><text:tab/><text:tab/>System.</text:span><text:span text:style-name="T38">out</text:span><text:span text:style-name="T19">.println(</text:span><text:span text:style-name="T39">"Введите выражение для преобразования: "</text:span><text:span text:style-name="T19">);</text:span></text:p>
      <text:p text:style-name="P31"><text:span text:style-name="T19"><text:tab/><text:tab/><text:tab/></text:span><text:span text:style-name="T27">s</text:span><text:span text:style-name="T19"> = </text:span><text:span text:style-name="T21">in</text:span><text:span text:style-name="T19">.nextLine();</text:span></text:p>
      <text:p text:style-name="P31"><text:span text:style-name="T19"><text:tab/><text:tab/><text:tab/></text:span><text:span text:style-name="T18">if</text:span><text:span text:style-name="T19"> (</text:span><text:span text:style-name="T28">s</text:span><text:span text:style-name="T19">.equals(</text:span><text:span text:style-name="T39">"exit"</text:span><text:span text:style-name="T19">)) {</text:span></text:p>
      <text:p text:style-name="P31"><text:span text:style-name="T19"><text:tab/><text:tab/><text:tab/><text:tab/></text:span><text:span text:style-name="T18">break</text:span><text:span text:style-name="T19"> exit;</text:span></text:p>
      <text:p text:style-name="P31"><text:span text:style-name="T19"><text:tab/><text:tab/><text:tab/>} </text:span><text:span text:style-name="T18">else</text:span><text:span text:style-name="T19"> {</text:span></text:p>
      <text:p text:style-name="P31"><text:span text:style-name="T19"><text:tab/><text:tab/><text:tab/><text:tab/>Analyzer </text:span><text:span text:style-name="T21">analyzer</text:span><text:span text:style-name="T19"> = </text:span><text:span text:style-name="T18">new</text:span><text:span text:style-name="T19"> Analyzer();</text:span></text:p>
      <text:p text:style-name="P31"><text:span text:style-name="T19"><text:tab/><text:tab/><text:tab/><text:tab/>String </text:span><text:span text:style-name="T21">out</text:span><text:span text:style-name="T19"> = </text:span><text:span text:style-name="T21">analyzer</text:span><text:span text:style-name="T19">.run(</text:span><text:span text:style-name="T28">s</text:span><text:span text:style-name="T19">);</text:span></text:p>
      <text:p text:style-name="P31"><text:span text:style-name="T19"><text:tab/><text:tab/><text:tab/><text:tab/>System.</text:span><text:span text:style-name="T38">out</text:span><text:span text:style-name="T19">.println(</text:span><text:span text:style-name="T21">out</text:span><text:span text:style-name="T19">);</text:span></text:p>
      <text:p text:style-name="P25"><text:tab/><text:tab/><text:tab/>}</text:p>
      <text:p text:style-name="P25"><text:tab/><text:tab/>}</text:p>
      <text:p text:style-name="P31"><text:span text:style-name="T19"><text:tab/><text:tab/>System.</text:span><text:span text:style-name="T38">out</text:span><text:span text:style-name="T19">.println(</text:span><text:span text:style-name="T39">"Программа завершена!"</text:span><text:span text:style-name="T19">);</text:span></text:p>
      <text:p text:style-name="P25"><text:tab/>}</text:p>
      <text:p text:style-name="P25">}</text:p>
      <text:p text:style-name="P29"/>
      <text:p text:style-name="P39">Analyzer.java</text:p>
      <text:p text:style-name="P29"><text:span text:style-name="T18">package</text:span><text:span text:style-name="T19"> com.spo.lab4;</text:span></text:p>
      <text:p text:style-name="P30"/>
      <text:p text:style-name="P31"><text:span text:style-name="T18">import</text:span><text:span text:style-name="T19"> java.util.Stack;</text:span></text:p>
      <text:p text:style-name="P30"/>
      <text:p text:style-name="P31"><text:span text:style-name="T18">public</text:span><text:span text:style-name="T19"> </text:span><text:span text:style-name="T18">class</text:span><text:span text:style-name="T19"> Analyzer {</text:span></text:p>
      <text:p text:style-name="P31"><text:span text:style-name="T19"><text:tab/>String[] </text:span><text:span text:style-name="T35">ch</text:span><text:span text:style-name="T19">;</text:span></text:p>
      <text:p text:style-name="P31"><text:span text:style-name="T19"><text:tab/>Stack&lt;String&gt; </text:span><text:span text:style-name="T35">stack</text:span><text:span text:style-name="T19"> = </text:span><text:span text:style-name="T18">new</text:span><text:span text:style-name="T19"> Stack&lt;String&gt;();</text:span></text:p>
      <text:p text:style-name="P31"><text:span text:style-name="T19"><text:tab/>String </text:span><text:span text:style-name="T35">out</text:span><text:span text:style-name="T19"> = </text:span><text:span text:style-name="T39">""</text:span><text:span text:style-name="T19">;</text:span></text:p>
      <text:p text:style-name="P25"><text:tab/></text:p>
      <text:p text:style-name="P31"><text:span text:style-name="T19"><text:tab/>OperationTable[] </text:span><text:span text:style-name="T35">op_table</text:span><text:span text:style-name="T19"> = { </text:span></text:p>
      <text:p text:style-name="P31"><text:span text:style-name="T19"><text:tab/><text:tab/><text:tab/></text:span><text:span text:style-name="T18">new</text:span><text:span text:style-name="T19"> OperationTable(1, </text:span><text:span text:style-name="T39">".+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1, </text:span><text:span text:style-name="T39">".-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1, </text:span><text:span text:style-name="T39">"!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1, </text:span><text:span text:style-name="T39">"~"</text:span><text:span text:style-name="T19">),</text:span></text:p>
      <text:p text:style-name="P31"><text:span text:style-name="T19"><text:tab/><text:tab/><text:tab/></text:span><text:span text:style-name="T18">new</text:span><text:span text:style-name="T19"> OperationTable(2, </text:span><text:span text:style-name="T39">"*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2, </text:span><text:span text:style-name="T39">"/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2, </text:span><text:span text:style-name="T39">"%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3, </text:span><text:span text:style-name="T39">"+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3, </text:span><text:span text:style-name="T39">"-"</text:span><text:span text:style-name="T19">),</text:span></text:p>
      <text:p text:style-name="P31"><text:span text:style-name="T19"><text:tab/><text:tab/><text:tab/></text:span><text:span text:style-name="T18">new</text:span><text:span text:style-name="T19"> OperationTable(3, </text:span><text:span text:style-name="T39">"&lt;&lt;"</text:span><text:span text:style-name="T19">),</text:span></text:p>
      <text:p text:style-name="P31"><text:span text:style-name="T19"><text:tab/><text:tab/><text:tab/></text:span><text:span text:style-name="T18">new</text:span><text:span text:style-name="T19"> OperationTable(3, </text:span><text:span text:style-name="T39">"&gt;&gt;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4, </text:span><text:span text:style-name="T39">"&lt;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4, </text:span><text:span text:style-name="T39">"&lt;=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4, </text:span><text:span text:style-name="T39">"&gt;"</text:span><text:span text:style-name="T19">),</text:span></text:p>
      <text:p text:style-name="P31"><text:span text:style-name="T19"><text:tab/><text:tab/><text:tab/></text:span><text:span text:style-name="T18">new</text:span><text:span text:style-name="T19"> OperationTable(4, </text:span><text:span text:style-name="T39">"&gt;=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5, </text:span><text:span text:style-name="T39">"==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5, </text:span><text:span text:style-name="T39">"!=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6, </text:span><text:span text:style-name="T39">"&amp;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6, </text:span><text:span text:style-name="T39">"^"</text:span><text:span text:style-name="T19">), </text:span></text:p>
      <text:p text:style-name="P31"><text:soft-page-break/><text:span text:style-name="T19"><text:tab/><text:tab/><text:tab/></text:span><text:span text:style-name="T18">new</text:span><text:span text:style-name="T19"> OperationTable(6, </text:span><text:span text:style-name="T39">"|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7, </text:span><text:span text:style-name="T39">"&amp;&amp;"</text:span><text:span text:style-name="T19">), </text:span></text:p>
      <text:p text:style-name="P31"><text:span text:style-name="T19"><text:tab/><text:tab/><text:tab/></text:span><text:span text:style-name="T18">new</text:span><text:span text:style-name="T19"> OperationTable(7, </text:span><text:span text:style-name="T39">"||"</text:span><text:span text:style-name="T19">)</text:span></text:p>
      <text:p text:style-name="P25"><text:tab/><text:tab/>};</text:p>
      <text:p text:style-name="P30"/>
      <text:p text:style-name="P31"><text:span text:style-name="T19"><text:tab/></text:span><text:span text:style-name="T18">public</text:span><text:span text:style-name="T19"> String run(String </text:span><text:span text:style-name="T21">s</text:span><text:span text:style-name="T19">) {</text:span></text:p>
      <text:p text:style-name="P31"><text:span text:style-name="T19"><text:tab/><text:tab/></text:span><text:span text:style-name="T35">ch</text:span><text:span text:style-name="T19"> = </text:span><text:span text:style-name="T21">s</text:span><text:span text:style-name="T19">.split(</text:span><text:span text:style-name="T39">" "</text:span><text:span text:style-name="T19">);</text:span></text:p>
      <text:p text:style-name="P25"><text:tab/><text:tab/></text:p>
      <text:p text:style-name="P31"><text:span text:style-name="T19"><text:tab/><text:tab/></text:span><text:span text:style-name="T18">for</text:span><text:span text:style-name="T19"> (</text:span><text:span text:style-name="T18">int</text:span><text:span text:style-name="T19"> </text:span><text:span text:style-name="T21">i</text:span><text:span text:style-name="T19"> = 0; </text:span><text:span text:style-name="T21">i</text:span><text:span text:style-name="T19"> &lt; </text:span><text:span text:style-name="T35">ch</text:span><text:span text:style-name="T19">.</text:span><text:span text:style-name="T35">length</text:span><text:span text:style-name="T19">; </text:span><text:span text:style-name="T21">i</text:span><text:span text:style-name="T19">++) {</text:span></text:p>
      <text:p text:style-name="P31"><text:span text:style-name="T19"><text:tab/><text:tab/><text:tab/></text:span><text:span text:style-name="T29">// </text:span><text:span text:style-name="T32">если</text:span><text:span text:style-name="T29"> </text:span><text:span text:style-name="T32">не</text:span><text:span text:style-name="T29"> </text:span><text:span text:style-name="T32">операция</text:span></text:p>
      <text:p text:style-name="P31"><text:span text:style-name="T19"><text:tab/><text:tab/><text:tab/></text:span><text:span text:style-name="T18">if</text:span><text:span text:style-name="T19"> (!isOperaton(</text:span><text:span text:style-name="T35">ch</text:span><text:span text:style-name="T19">[</text:span><text:span text:style-name="T21">i</text:span><text:span text:style-name="T19">])) {</text:span></text:p>
      <text:p text:style-name="P31"><text:span text:style-name="T19"><text:tab/><text:tab/><text:tab/><text:tab/></text:span><text:span text:style-name="T29">// </text:span><text:span text:style-name="T32">если</text:span><text:span text:style-name="T29"> </text:span><text:span text:style-name="T32">закрывающая</text:span><text:span text:style-name="T29"> </text:span><text:span text:style-name="T32">скобка</text:span></text:p>
      <text:p text:style-name="P31"><text:span text:style-name="T19"><text:tab/><text:tab/><text:tab/><text:tab/></text:span><text:span text:style-name="T18">if</text:span><text:span text:style-name="T19"> (</text:span><text:span text:style-name="T35">ch</text:span><text:span text:style-name="T19">[</text:span><text:span text:style-name="T21">i</text:span><text:span text:style-name="T19">].equals(</text:span><text:span text:style-name="T39">"("</text:span><text:span text:style-name="T19">)) {</text:span></text:p>
      <text:p text:style-name="P31"><text:span text:style-name="T19"><text:tab/><text:tab/><text:tab/><text:tab/><text:tab/></text:span><text:span text:style-name="T35">stack</text:span><text:span text:style-name="T19">.push(</text:span><text:span text:style-name="T35">ch</text:span><text:span text:style-name="T19">[</text:span><text:span text:style-name="T21">i</text:span><text:span text:style-name="T19">]);</text:span></text:p>
      <text:p text:style-name="P25"><text:tab/><text:tab/><text:tab/><text:tab/><text:tab/></text:p>
      <text:p text:style-name="P31"><text:span text:style-name="T19"><text:tab/><text:tab/><text:tab/><text:tab/><text:tab/></text:span><text:span text:style-name="T18">continue</text:span><text:span text:style-name="T19">;</text:span></text:p>
      <text:p text:style-name="P31"><text:span text:style-name="T19"><text:tab/><text:tab/><text:tab/><text:tab/>} </text:span><text:span text:style-name="T18">else</text:span><text:span text:style-name="T19"> </text:span><text:span text:style-name="T18">if</text:span><text:span text:style-name="T19"> (</text:span><text:span text:style-name="T35">ch</text:span><text:span text:style-name="T19">[</text:span><text:span text:style-name="T21">i</text:span><text:span text:style-name="T19">].equals(</text:span><text:span text:style-name="T39">")"</text:span><text:span text:style-name="T19">)) {</text:span></text:p>
      <text:p text:style-name="P31"><text:span text:style-name="T19"><text:tab/><text:tab/><text:tab/><text:tab/><text:tab/></text:span><text:span text:style-name="T29">// </text:span><text:span text:style-name="T32">извлекаем</text:span><text:span text:style-name="T29"> </text:span><text:span text:style-name="T32">всё</text:span><text:span text:style-name="T29"> </text:span><text:span text:style-name="T32">до</text:span><text:span text:style-name="T29"> </text:span><text:span text:style-name="T32">открывающей</text:span><text:span text:style-name="T29"> </text:span><text:span text:style-name="T32">скобки</text:span></text:p>
      <text:p text:style-name="P31"><text:span text:style-name="T19"><text:tab/><text:tab/><text:tab/><text:tab/><text:tab/></text:span><text:span text:style-name="T18">while</text:span><text:span text:style-name="T19"> (!</text:span><text:span text:style-name="T35">stack</text:span><text:span text:style-name="T19">.peek().equals(</text:span><text:span text:style-name="T39">"("</text:span><text:span text:style-name="T19">))</text:span></text:p>
      <text:p text:style-name="P31"><text:span text:style-name="T19"><text:tab/><text:tab/><text:tab/><text:tab/><text:tab/><text:tab/></text:span><text:span text:style-name="T35">out</text:span><text:span text:style-name="T19"> += </text:span><text:span text:style-name="T35">stack</text:span><text:span text:style-name="T19">.pop();</text:span></text:p>
      <text:p text:style-name="P25"><text:tab/><text:tab/><text:tab/><text:tab/><text:tab/></text:p>
      <text:p text:style-name="P31"><text:span text:style-name="T19"><text:tab/><text:tab/><text:tab/><text:tab/><text:tab/></text:span><text:span text:style-name="T29">// </text:span><text:span text:style-name="T32">удаляем</text:span><text:span text:style-name="T29"> </text:span><text:span text:style-name="T32">открывающую</text:span><text:span text:style-name="T29"> </text:span><text:span text:style-name="T32">скбоку</text:span></text:p>
      <text:p text:style-name="P31"><text:span text:style-name="T19"><text:tab/><text:tab/><text:tab/><text:tab/><text:tab/></text:span><text:span text:style-name="T35">stack</text:span><text:span text:style-name="T19">.pop();</text:span></text:p>
      <text:p text:style-name="P31"><text:span text:style-name="T19"><text:tab/><text:tab/><text:tab/><text:tab/>} </text:span><text:span text:style-name="T18">else</text:span></text:p>
      <text:p text:style-name="P31"><text:span text:style-name="T19"><text:tab/><text:tab/><text:tab/><text:tab/><text:tab/></text:span><text:span text:style-name="T35">out</text:span><text:span text:style-name="T19"> += </text:span><text:span text:style-name="T35">ch</text:span><text:span text:style-name="T19">[</text:span><text:span text:style-name="T21">i</text:span><text:span text:style-name="T19">];</text:span></text:p>
      <text:p text:style-name="P25"><text:tab/><text:tab/><text:tab/><text:tab/></text:p>
      <text:p text:style-name="P31"><text:span text:style-name="T19"><text:tab/><text:tab/><text:tab/><text:tab/></text:span><text:span text:style-name="T18">continue</text:span><text:span text:style-name="T19">;</text:span></text:p>
      <text:p text:style-name="P31"><text:span text:style-name="T19"><text:tab/><text:tab/><text:tab/></text:span><text:span text:style-name="T29">// </text:span><text:span text:style-name="T32">если</text:span><text:span text:style-name="T29"> </text:span><text:span text:style-name="T32">операция</text:span></text:p>
      <text:p text:style-name="P31"><text:span text:style-name="T19"><text:tab/><text:tab/><text:tab/>} </text:span><text:span text:style-name="T18">else</text:span><text:span text:style-name="T19"> {</text:span></text:p>
      <text:p text:style-name="P31"><text:span text:style-name="T19"><text:tab/><text:tab/><text:tab/><text:tab/></text:span><text:span text:style-name="T18">int</text:span><text:span text:style-name="T19"> </text:span><text:span text:style-name="T21">next_pos</text:span><text:span text:style-name="T19"> = -1;</text:span></text:p>
      <text:p text:style-name="P30"/>
      <text:p text:style-name="P31"><text:span text:style-name="T19"><text:tab/><text:tab/><text:tab/><text:tab/></text:span><text:span text:style-name="T18">if</text:span><text:span text:style-name="T19"> (!</text:span><text:span text:style-name="T35">stack</text:span><text:span text:style-name="T19">.empty())</text:span></text:p>
      <text:p text:style-name="P31"><text:span text:style-name="T19"><text:tab/><text:tab/><text:tab/><text:tab/><text:tab/></text:span><text:span text:style-name="T21">next_pos</text:span><text:span text:style-name="T19"> = getPriorityPos(</text:span><text:span text:style-name="T35">stack</text:span><text:span text:style-name="T19">.peek());</text:span></text:p>
      <text:p text:style-name="P25"><text:tab/><text:tab/><text:tab/><text:tab/></text:p>
      <text:p text:style-name="P31"><text:span text:style-name="T19"><text:tab/><text:tab/><text:tab/><text:tab/></text:span><text:span text:style-name="T18">while</text:span><text:span text:style-name="T19"> (!isProrityLow(getPriorityPos(</text:span><text:span text:style-name="T35">ch</text:span><text:span text:style-name="T19">[</text:span><text:span text:style-name="T21">i</text:span><text:span text:style-name="T19">]), </text:span><text:span text:style-name="T21">next_pos</text:span><text:span text:style-name="T19">)) {</text:span></text:p>
      <text:p text:style-name="P31"><text:span text:style-name="T19"><text:tab/><text:tab/><text:tab/><text:tab/><text:tab/></text:span><text:span text:style-name="T18">if</text:span><text:span text:style-name="T19"> (</text:span><text:span text:style-name="T35">stack</text:span><text:span text:style-name="T19">.empty())</text:span></text:p>
      <text:p text:style-name="P31"><text:span text:style-name="T19"><text:tab/><text:tab/><text:tab/><text:tab/><text:tab/><text:tab/></text:span><text:span text:style-name="T18">break</text:span><text:span text:style-name="T19">;</text:span></text:p>
      <text:p text:style-name="P31"><text:span text:style-name="T19"><text:tab/><text:tab/><text:tab/><text:tab/><text:tab/></text:span><text:span text:style-name="T18">else</text:span><text:span text:style-name="T19"> </text:span><text:span text:style-name="T18">if</text:span><text:span text:style-name="T19"> (!isOperaton(</text:span><text:span text:style-name="T35">stack</text:span><text:span text:style-name="T19">.peek()))</text:span></text:p>
      <text:p text:style-name="P31"><text:span text:style-name="T19"><text:tab/><text:tab/><text:tab/><text:tab/><text:tab/><text:tab/></text:span><text:span text:style-name="T18">break</text:span><text:span text:style-name="T19">;</text:span></text:p>
      <text:p text:style-name="P25"><text:tab/><text:tab/><text:tab/><text:tab/><text:tab/></text:p>
      <text:p text:style-name="P31"><text:span text:style-name="T19"><text:tab/><text:tab/><text:tab/><text:tab/><text:tab/></text:span><text:span text:style-name="T35">out</text:span><text:span text:style-name="T19"> += </text:span><text:span text:style-name="T35">stack</text:span><text:span text:style-name="T19">.pop();</text:span></text:p>
      <text:p text:style-name="P25"><text:tab/><text:tab/><text:tab/><text:tab/>}</text:p>
      <text:p text:style-name="P30"/>
      <text:p text:style-name="P31"><text:span text:style-name="T19"><text:tab/><text:tab/><text:tab/><text:tab/></text:span><text:span text:style-name="T35">stack</text:span><text:span text:style-name="T19">.push(</text:span><text:span text:style-name="T35">ch</text:span><text:span text:style-name="T19">[</text:span><text:span text:style-name="T21">i</text:span><text:span text:style-name="T19">]);</text:span></text:p>
      <text:p text:style-name="P25"><text:tab/><text:tab/><text:tab/><text:tab/></text:p>
      <text:p text:style-name="P31"><text:span text:style-name="T19"><text:tab/><text:tab/><text:tab/><text:tab/></text:span><text:span text:style-name="T18">continue</text:span><text:span text:style-name="T19">;</text:span></text:p>
      <text:p text:style-name="P25"><text:tab/><text:tab/><text:tab/>}</text:p>
      <text:p text:style-name="P25"><text:tab/><text:tab/>}</text:p>
      <text:p text:style-name="P25"><text:tab/><text:tab/></text:p>
      <text:p text:style-name="P31"><text:span text:style-name="T19"><text:tab/><text:tab/></text:span><text:span text:style-name="T18">while</text:span><text:span text:style-name="T19"> (!</text:span><text:span text:style-name="T35">stack</text:span><text:span text:style-name="T19">.empty())</text:span></text:p>
      <text:p text:style-name="P31"><text:span text:style-name="T19"><text:tab/><text:tab/><text:tab/></text:span><text:span text:style-name="T35">out</text:span><text:span text:style-name="T19"> += </text:span><text:span text:style-name="T35">stack</text:span><text:span text:style-name="T19">.pop();</text:span></text:p>
      <text:p text:style-name="P25"><text:tab/><text:tab/></text:p>
      <text:p text:style-name="P31"><text:span text:style-name="T19"><text:tab/><text:tab/></text:span><text:span text:style-name="T18">return</text:span><text:span text:style-name="T19"> </text:span><text:span text:style-name="T35">out</text:span><text:span text:style-name="T19">;</text:span></text:p>
      <text:p text:style-name="P25"><text:tab/>}</text:p>
      <text:p text:style-name="P25"><text:tab/></text:p>
      <text:p text:style-name="P31"><text:span text:style-name="T19"><text:tab/></text:span><text:span text:style-name="T18">public</text:span><text:span text:style-name="T19"> </text:span><text:span text:style-name="T18">boolean</text:span><text:span text:style-name="T19"> isProrityLow(</text:span><text:span text:style-name="T18">int</text:span><text:span text:style-name="T19"> </text:span><text:span text:style-name="T21">cur_pos</text:span><text:span text:style-name="T19">, </text:span><text:span text:style-name="T18">int</text:span><text:span text:style-name="T19"> </text:span><text:span text:style-name="T21">next_pos</text:span><text:span text:style-name="T19">) {</text:span></text:p>
      <text:p text:style-name="P31"><text:span text:style-name="T19"><text:tab/><text:tab/></text:span><text:span text:style-name="T18">if</text:span><text:span text:style-name="T19"> (</text:span><text:span text:style-name="T21">next_pos</text:span><text:span text:style-name="T19"> == -1)</text:span></text:p>
      <text:p text:style-name="P31"><text:span text:style-name="T19"><text:tab/><text:tab/><text:tab/></text:span><text:span text:style-name="T18">return</text:span><text:span text:style-name="T19"> </text:span><text:span text:style-name="T18">true</text:span><text:span text:style-name="T19">;</text:span></text:p>
      <text:p text:style-name="P31"><text:span text:style-name="T19"><text:tab/><text:tab/></text:span><text:span text:style-name="T18">else</text:span><text:span text:style-name="T19"> {</text:span></text:p>
      <text:p text:style-name="P31"><text:span text:style-name="T19"><text:tab/><text:tab/><text:tab/></text:span><text:span text:style-name="T18">if</text:span><text:span text:style-name="T19"> (</text:span><text:span text:style-name="T35">op_table</text:span><text:span text:style-name="T19">[</text:span><text:span text:style-name="T21">cur_pos</text:span><text:span text:style-name="T19">].</text:span><text:span text:style-name="T35">priority</text:span><text:span text:style-name="T19"> &lt; </text:span><text:span text:style-name="T35">op_table</text:span><text:span text:style-name="T19">[</text:span><text:span text:style-name="T21">next_pos</text:span><text:span text:style-name="T19">].</text:span><text:span text:style-name="T35">priority</text:span><text:span text:style-name="T19">)</text:span></text:p>
      <text:p text:style-name="P31"><text:span text:style-name="T19"><text:tab/><text:tab/><text:tab/><text:tab/></text:span><text:span text:style-name="T18">return</text:span><text:span text:style-name="T19"> </text:span><text:span text:style-name="T18">true</text:span><text:span text:style-name="T19">;</text:span></text:p>
      <text:p text:style-name="P31"><text:span text:style-name="T19"><text:tab/><text:tab/><text:tab/></text:span><text:span text:style-name="T18">else</text:span></text:p>
      <text:p text:style-name="P31"><text:span text:style-name="T19"><text:tab/><text:tab/><text:tab/><text:tab/></text:span><text:span text:style-name="T18">return</text:span><text:span text:style-name="T19"> </text:span><text:span text:style-name="T18">false</text:span><text:span text:style-name="T19">;</text:span></text:p>
      <text:p text:style-name="P25"><text:tab/><text:tab/>}</text:p>
      <text:p text:style-name="P25"><text:tab/>}</text:p>
      <text:p text:style-name="P25"><text:tab/></text:p>
      <text:p text:style-name="P31"><text:soft-page-break/><text:span text:style-name="T19"><text:tab/></text:span><text:span text:style-name="T18">public</text:span><text:span text:style-name="T19"> </text:span><text:span text:style-name="T18">int</text:span><text:span text:style-name="T19"> getPriorityPos(String </text:span><text:span text:style-name="T21">s</text:span><text:span text:style-name="T19">) {</text:span></text:p>
      <text:p text:style-name="P31"><text:span text:style-name="T19"><text:tab/><text:tab/></text:span><text:span text:style-name="T18">int</text:span><text:span text:style-name="T19"> </text:span><text:span text:style-name="T21">pos</text:span><text:span text:style-name="T19"> = -1;</text:span></text:p>
      <text:p text:style-name="P31"><text:span text:style-name="T19"><text:tab/><text:tab/></text:span><text:span text:style-name="T18">for</text:span><text:span text:style-name="T19"> (</text:span><text:span text:style-name="T18">int</text:span><text:span text:style-name="T19"> </text:span><text:span text:style-name="T21">i</text:span><text:span text:style-name="T19"> = 0; </text:span><text:span text:style-name="T21">i</text:span><text:span text:style-name="T19"> &lt; </text:span><text:span text:style-name="T35">op_table</text:span><text:span text:style-name="T19">.</text:span><text:span text:style-name="T35">length</text:span><text:span text:style-name="T19">; </text:span><text:span text:style-name="T21">i</text:span><text:span text:style-name="T19">++) {</text:span></text:p>
      <text:p text:style-name="P31"><text:span text:style-name="T19"><text:tab/><text:tab/><text:tab/></text:span><text:span text:style-name="T18">if</text:span><text:span text:style-name="T19"> (</text:span><text:span text:style-name="T35">op_table</text:span><text:span text:style-name="T19">[</text:span><text:span text:style-name="T21">i</text:span><text:span text:style-name="T19">].</text:span><text:span text:style-name="T35">operation</text:span><text:span text:style-name="T19">.equals(</text:span><text:span text:style-name="T21">s</text:span><text:span text:style-name="T19">)) {</text:span></text:p>
      <text:p text:style-name="P31"><text:span text:style-name="T19"><text:tab/><text:tab/><text:tab/><text:tab/></text:span><text:span text:style-name="T21">pos</text:span><text:span text:style-name="T19"> = </text:span><text:span text:style-name="T21">i</text:span><text:span text:style-name="T19">;</text:span></text:p>
      <text:p text:style-name="P31"><text:span text:style-name="T19"><text:tab/><text:tab/><text:tab/><text:tab/></text:span><text:span text:style-name="T18">break</text:span><text:span text:style-name="T19">;</text:span></text:p>
      <text:p text:style-name="P25"><text:tab/><text:tab/><text:tab/>}</text:p>
      <text:p text:style-name="P25"><text:tab/><text:tab/>}</text:p>
      <text:p text:style-name="P25"><text:tab/><text:tab/></text:p>
      <text:p text:style-name="P31"><text:span text:style-name="T19"><text:tab/><text:tab/></text:span><text:span text:style-name="T18">return</text:span><text:span text:style-name="T19"> </text:span><text:span text:style-name="T21">pos</text:span><text:span text:style-name="T19">;</text:span></text:p>
      <text:p text:style-name="P25"><text:tab/>}</text:p>
      <text:p text:style-name="P25"><text:tab/></text:p>
      <text:p text:style-name="P31"><text:span text:style-name="T19"><text:tab/></text:span><text:span text:style-name="T18">public</text:span><text:span text:style-name="T19"> </text:span><text:span text:style-name="T18">boolean</text:span><text:span text:style-name="T19"> isOperaton(String </text:span><text:span text:style-name="T21">s</text:span><text:span text:style-name="T19">) {</text:span></text:p>
      <text:p text:style-name="P31"><text:span text:style-name="T19"><text:tab/><text:tab/></text:span><text:span text:style-name="T18">boolean</text:span><text:span text:style-name="T19"> </text:span><text:span text:style-name="T21">statement</text:span><text:span text:style-name="T19"> = </text:span><text:span text:style-name="T18">false</text:span><text:span text:style-name="T19">;</text:span></text:p>
      <text:p text:style-name="P25"><text:tab/><text:tab/></text:p>
      <text:p text:style-name="P31"><text:span text:style-name="T19"><text:tab/><text:tab/></text:span><text:span text:style-name="T18">for</text:span><text:span text:style-name="T19"> (</text:span><text:span text:style-name="T18">int</text:span><text:span text:style-name="T19"> </text:span><text:span text:style-name="T21">i</text:span><text:span text:style-name="T19"> = 0; </text:span><text:span text:style-name="T21">i</text:span><text:span text:style-name="T19"> &lt; </text:span><text:span text:style-name="T35">op_table</text:span><text:span text:style-name="T19">.</text:span><text:span text:style-name="T35">length</text:span><text:span text:style-name="T19">; </text:span><text:span text:style-name="T21">i</text:span><text:span text:style-name="T19">++) {</text:span></text:p>
      <text:p text:style-name="P31"><text:span text:style-name="T19"><text:tab/><text:tab/><text:tab/></text:span><text:span text:style-name="T18">if</text:span><text:span text:style-name="T19"> (</text:span><text:span text:style-name="T35">op_table</text:span><text:span text:style-name="T19">[</text:span><text:span text:style-name="T21">i</text:span><text:span text:style-name="T19">].</text:span><text:span text:style-name="T35">operation</text:span><text:span text:style-name="T19">.equals(</text:span><text:span text:style-name="T21">s</text:span><text:span text:style-name="T19">)) {</text:span></text:p>
      <text:p text:style-name="P31"><text:span text:style-name="T19"><text:tab/><text:tab/><text:tab/><text:tab/></text:span><text:span text:style-name="T21">statement</text:span><text:span text:style-name="T19"> = </text:span><text:span text:style-name="T18">true</text:span><text:span text:style-name="T19">;</text:span></text:p>
      <text:p text:style-name="P31"><text:span text:style-name="T19"><text:tab/><text:tab/><text:tab/><text:tab/></text:span><text:span text:style-name="T18">break</text:span><text:span text:style-name="T19">;</text:span></text:p>
      <text:p text:style-name="P25"><text:tab/><text:tab/><text:tab/>}</text:p>
      <text:p text:style-name="P25"><text:tab/><text:tab/>}</text:p>
      <text:p text:style-name="P25"><text:tab/><text:tab/></text:p>
      <text:p text:style-name="P31"><text:span text:style-name="T19"><text:tab/><text:tab/></text:span><text:span text:style-name="T18">return</text:span><text:span text:style-name="T19"> </text:span><text:span text:style-name="T21">statement</text:span><text:span text:style-name="T19">;</text:span></text:p>
      <text:p text:style-name="P25"><text:tab/>}</text:p>
      <text:p text:style-name="P25">}</text:p>
      <text:p text:style-name="P30"/>
      <text:p text:style-name="P31"><text:span text:style-name="T18">class</text:span><text:span text:style-name="T19"> OperationTable {</text:span></text:p>
      <text:p text:style-name="P31"><text:span text:style-name="T19"><text:tab/></text:span><text:span text:style-name="T18">int</text:span><text:span text:style-name="T19"> </text:span><text:span text:style-name="T35">priority</text:span><text:span text:style-name="T19">;</text:span></text:p>
      <text:p text:style-name="P31"><text:span text:style-name="T19"><text:tab/>String </text:span><text:span text:style-name="T35">operation</text:span><text:span text:style-name="T19">;</text:span></text:p>
      <text:p text:style-name="P30"/>
      <text:p text:style-name="P31"><text:span text:style-name="T19"><text:tab/>OperationTable(</text:span><text:span text:style-name="T18">int</text:span><text:span text:style-name="T19"> </text:span><text:span text:style-name="T21">pr</text:span><text:span text:style-name="T19">, String </text:span><text:span text:style-name="T21">op</text:span><text:span text:style-name="T19">) {</text:span></text:p>
      <text:p text:style-name="P31"><text:span text:style-name="T19"><text:tab/><text:tab/></text:span><text:span text:style-name="T18">this</text:span><text:span text:style-name="T19">.</text:span><text:span text:style-name="T35">priority</text:span><text:span text:style-name="T19"> = </text:span><text:span text:style-name="T21">pr</text:span><text:span text:style-name="T19">;</text:span></text:p>
      <text:p text:style-name="P31"><text:span text:style-name="T19"><text:tab/><text:tab/></text:span><text:span text:style-name="T18">this</text:span><text:span text:style-name="T19">.</text:span><text:span text:style-name="T35">operation</text:span><text:span text:style-name="T19"> = </text:span><text:span text:style-name="T21">op</text:span><text:span text:style-name="T19">;</text:span></text:p>
      <text:p text:style-name="P25"><text:tab/>}</text:p>
      <text:p text:style-name="P25">}</text:p>
      <text:p text:style-name="P5"/>
      <text:p text:style-name="P9"/>
      <text:p text:style-name="P16"/>
      <text:h text:style-name="P21" text:outline-level="1"><text:bookmark-start text:name="__RefHeading___Toc2177_383504394"/>Тестовые примеры<text:bookmark-end text:name="__RefHeading___Toc2177_383504394"/></text:h>
      <text:p text:style-name="P19">Протестируем программу на нескольких тестовых примерах.</text:p>
      <text:p text:style-name="P38"/>
      <text:p text:style-name="P24">Программа готова к работе.</text:p>
      <text:p text:style-name="P23">Для завершения введите: "exit"</text:p>
      <text:p text:style-name="P23">Введите выражение для преобразования: </text:p>
      <text:p text:style-name="P26">a + b &lt; c &amp; d &lt;&lt; ( k ^ l - m )</text:p>
      <text:p text:style-name="P23">ab+c&lt;dklm-^&lt;&lt;&amp;</text:p>
      <text:p text:style-name="P23">Введите выражение для преобразования: </text:p>
      <text:p text:style-name="P26">j || ( n &gt;&gt; k * s ) &gt;= .- m % g</text:p>
      <text:p text:style-name="P24">jnks*&gt;&gt;m.-&gt;=||g%</text:p>
      <text:p text:style-name="P6"/>
      <text:h text:style-name="P21" text:outline-level="1"><text:bookmark-start text:name="__RefHeading___Toc2179_383504394"/>Вывод<text:bookmark-end text:name="__RefHeading___Toc2179_383504394"/></text:h>
      <text:p text:style-name="P19">В результате выполнения лабораторной работы были изучены основные методы трансляции выражений в ПОЛИЗ. Была написана программа на языке <text:span text:style-name="T16">Java</text:span>, реализующая трансляцию <text:span text:style-name="T16">логических </text:span>выражений в ПОЛИ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ourier New2" style:font-family-asian="'Courier New'" style:font-family-generic-asian="system" style:font-pitch-asian="variable" style:font-size-asian="12pt" style:language-asian="ru" style:country-asian="RU" style:font-name-complex="Symbol1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style:page-number="auto" style:vertical-align="auto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text-align="center" style:justify-single-word="false" fo:orphans="2" fo:widows="2" fo:text-indent="0cm" style:auto-text-indent="false" fo:keep-with-next="always" style:vertical-align="auto"/>
      <style:text-properties fo:font-size="18pt" fo:language="ru" fo:country="RU" fo:font-weight="bold" style:font-size-asian="18pt" style:language-asian="ru" style:country-asian="RU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7.502cm" fo:margin-right="0cm" fo:text-align="start" style:justify-single-word="false" fo:orphans="2" fo:widows="2" fo:text-indent="0cm" style:auto-text-indent="false" fo:keep-with-next="always" style:vertical-align="auto">
        <style:tab-stops>
          <style:tab-stop style:position="7.502c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ourier New2" style:font-family-asian="'Courier New'" style:font-family-generic-asian="system" style:font-pitch-asian="variable" style:font-size-asian="10pt" style:language-asian="ru" style:country-asian="RU" style:font-name-complex="Symbol1" style:font-family-complex="Symbol" style:font-family-generic-complex="system" style:font-pitch-complex="variable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orphans="2" fo:widows="2" fo:text-indent="0.751cm" style:auto-text-indent="false" style:vertical-align="auto"/>
      <style:text-properties fo:font-size="16pt" fo:language="ru" fo:country="RU" style:font-size-asian="16pt" style:language-asian="ru" style:country-asian="RU"/>
    </style:style>
    <style:style style:name="Title" style:family="paragraph" style:parent-style-name="Standard" style:default-outline-level="" style:class="chapter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Arial" fo:font-family="Arial" style:font-family-generic="roman" style:font-pitch="variable" fo:font-size="10pt" fo:language="ru" fo:country="RU" fo:font-weight="bold" style:font-size-asian="10pt" style:language-asian="ru" style:country-asian="RU" style:font-weight-asian="bold"/>
    </style:style>
    <style:style style:name="Body_20_Text_20_2" style:display-name="Body Text 2" style:family="paragraph" style:parent-style-name="Standard" style:default-outline-level="">
      <style:paragraph-properties fo:margin-left="0cm" fo:margin-right="0cm" fo:text-align="start" style:justify-single-word="false" fo:orphans="2" fo:widows="2" fo:hyphenation-ladder-count="no-limit" fo:text-indent="0.582cm" style:auto-text-indent="false" style:vertical-align="auto"/>
      <style:text-properties fo:font-size="12pt" fo:language="ru" fo:country="RU" style:font-size-asian="12pt" style:language-asian="ru" style:country-asian="RU" fo:hyphenate="false" fo:hyphenation-remain-char-count="2" fo:hyphenation-push-char-count="2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align="start" style:justify-single-word="false" fo:orphans="2" fo:widows="2" fo:hyphenation-ladder-count="no-limit" fo:text-indent="0.953cm" style:auto-text-indent="false" style:vertical-align="auto"/>
      <style:text-properties fo:font-size="12pt" fo:language="ru" fo:country="RU" style:font-size-asian="12pt" style:language-asian="ru" style:country-asian="RU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22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УКРАИНЫ</dc:title>
    <meta:initial-creator>3ton</meta:initial-creator>
    <meta:creation-date>2003-12-07T20:14:00</meta:creation-date>
    <dc:date>2015-12-23T11:30:47.071065013</dc:date>
    <meta:editing-cycles>5</meta:editing-cycles>
    <meta:editing-duration>PT8M26S</meta:editing-duration>
    <meta:generator>LibreOffice/5.0.4.2$Linux_X86_64 LibreOffice_project/00m0$Build-2</meta:generator>
    <meta:document-statistic meta:table-count="1" meta:image-count="0" meta:object-count="0" meta:page-count="7" meta:paragraph-count="247" meta:word-count="759" meta:character-count="5612" meta:non-whitespace-character-count="4666"/>
    <meta:user-defined meta:name="Company">k. 656 inc</meta:user-defined>
    <meta:user-defined meta:name="Operator">Kamatoz</meta:user-defined>
  </office:meta>
</office:document-meta>
</file>